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537cm" svg:height="1.792cm" svg:x="8.935cm" svg:y="12.799cm" svg:viewBox="0 0 1538 1793" svg:d="M197 852c-250 28-133-263-91-394 111-347 401 202 334-228-37-234 270-237 424-227 186 11 404 257 303 409-239 365 101 107 213 212 145 137 175 319 151 486-29 205-547-25-455 136 109 191 62 369-45 486-125 136-344 14-485-61-152-80 192-537-137-167-94 106-437 21-364-212l-45-167 122-167 75-91z">
            <text:p/>
          </draw:path>
          <draw:path draw:style-name="gr1" draw:text-style-name="P1" draw:layer="layout" svg:width="0.973cm" svg:height="2.882cm" svg:x="9.996cm" svg:y="13.998cm" svg:viewBox="0 0 974 2883" svg:d="M0 2c210-21 294 154 485 227 167 63 187 299 243 470 63 192 140 365 212 561 60 166 27 356 0 531-28 179-41 367-121 531-85 173-109 386-288 500l-152 45-15 16">
            <text:p/>
          </draw:path>
          <draw:path draw:style-name="gr1" draw:text-style-name="P1" draw:layer="layout" svg:width="0.289cm" svg:height="1.292cm" svg:x="10.15cm" svg:y="15.589cm" svg:viewBox="0 0 290 1293" svg:d="M198 1293c1-169 103-314 91-486-12-161-44-325-15-485 32-175-292-536-273-151 9 169-22 341 45 500 69 163 90 340 167 500l15 122z">
            <text:p/>
          </draw:path>
          <draw:line draw:style-name="gr2" draw:text-style-name="P2" draw:layer="layout" svg:x1="11.435cm" svg:y1="12.455cm" svg:x2="11.435cm" svg:y2="17.327cm">
            <text:p/>
          </draw:line>
          <draw:frame draw:style-name="gr3" draw:text-style-name="P4" draw:layer="layout" svg:width="1.001cm" svg:height="0.652cm" svg:x="11.434cm" svg:y="16.812cm">
            <draw:text-box>
              <text:p text:style-name="P3"><text:span text:style-name="T1">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3:20:46.453919696</meta:creation-date>
    <dc:date>2018-04-10T13:21:00.440362917</dc:date>
    <meta:editing-duration>PT14S</meta:editing-duration>
    <meta:editing-cycles>1</meta:editing-cycles>
    <meta:document-statistic meta:object-count="6"/>
    <meta:generator>LibreOffice/6.0.0.3$MacOSX_X86_64 LibreOffice_project/64a0f66915f38c6217de274f0aa8e15618924765</meta:generator>
  </office:meta>
</office:document-meta>
</file>